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3978188" text:style-name="L1">
        <text:list-item>
          <text:p text:style-name="P1">Find missing labels based on POI and number of features</text:p>
        </text:list-item>
        <text:list-item>
          <text:p text:style-name="P1">Scenes labeled more than once</text:p>
        </text:list-item>
        <text:list-item>
          <text:p text:style-name="P1">Scenes prepared but never labeled (careful of scenes currently in labeling process)</text:p>
        </text:list-item>
        <text:list-item>
          <text:p text:style-name="P1">Scenes that had some chips labeled but not others</text:p>
        </text:list-item>
        <text:list-item>
          <text:p text:style-name="P1">Find/fix geometries that are Points when they shouldn't b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07T13:24:34.119745167</dc:date>
    <meta:editing-duration>PT3H13M22S</meta:editing-duration>
    <meta:editing-cycles>5</meta:editing-cycles>
    <meta:generator>LibreOffice/7.3.3.2$MacOSX_AARCH64 LibreOffice_project/d1d0ea68f081ee2800a922cac8f79445e4603348</meta:generator>
    <meta:document-statistic meta:table-count="0" meta:image-count="0" meta:object-count="0" meta:page-count="1" meta:paragraph-count="5" meta:word-count="50" meta:character-count="284" meta:non-whitespace-character-count="244"/>
  </office:meta>
</office:document-meta>
</file>